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770000041DF066ED41.png"/>
  <manifest:file-entry manifest:media-type="image/png" manifest:full-path="Pictures/100000000000058600000427CA04B0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3399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003399" fo:min-height="4.87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3399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003399" fo:min-height="11.432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3.299cm" presentation:class="title" presentation:placeholder="true" presentation:user-transformed="true">
          <draw:text-box/>
        </draw:frame>
        <draw:frame presentation:style-name="pr2" draw:text-style-name="P1" draw:layer="layout" svg:width="17.78cm" svg:height="4.87cm" svg:x="4.445cm" svg:y="7.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frame presentation:style-name="pr4" draw:text-style-name="P1" draw:layer="layout" svg:width="21.59cm" svg:height="3.177cm" svg:x="1.905cm" svg:y="1.817cm" presentation:class="title" presentation:placeholder="true" presentation:user-transformed="true">
          <draw:text-box/>
        </draw:frame>
        <draw:frame presentation:style-name="pr5" draw:text-style-name="P2" draw:layer="layout" svg:width="21.59cm" svg:height="11.432cm" svg:x="1.905cm" svg:y="5.50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669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669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66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669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669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669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669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669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669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66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Palatino Linotype'" style:font-family-generic="roman" style:font-pitch="variable" fo:color="#00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'Palatino Linotype'" style:font-family-generic="roman" style:font-pitch="variable" fo:font-size="35pt" fo:font-style="normal" fo:text-shadow="none" style:text-underline-style="none" fo:font-weight="normal" style:font-family-asian="'Lucida Sans Unicode'" style:font-family-generic-asian="system" style:font-pitch-asian="variable" style:font-size-asian="35pt" style:font-style-asian="normal" style:font-weight-asian="normal" style:font-family-complex="Tahoma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">
            <style:text-properties fo:font-family="Webdings" style:font-family-generic="roman" style:font-pitch="variable" style:font-charset="x-symbol" fo:color="#003399" fo:font-size="95%"/>
          </text:list-level-style-bullet>
          <text:list-level-style-bullet text:level="2" text:bullet-char="•">
            <style:list-level-properties text:space-before="1.27cm"/>
            <style:text-properties fo:font-family="'Palatino Linotype'" style:font-family-generic="roman" style:font-pitch="variable" fo:color="#003399" fo:font-size="125%"/>
          </text:list-level-style-bullet>
          <text:list-level-style-bullet text:level="3" text:bullet-char="•">
            <style:list-level-properties text:space-before="2.54cm"/>
            <style:text-properties fo:font-family="'Palatino Linotype'" style:font-family-generic="roman" style:font-pitch="variable" fo:color="#003399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6699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position="0% 100%" fo:font-family="'Palatino Linotype'" style:font-family-generic="roman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">
            <style:list-level-properties text:min-label-width="0.952cm"/>
            <style:text-properties fo:font-family="Webdings" style:font-family-generic="roman" style:font-pitch="variable" style:font-charset="x-symbol" fo:color="#003399" fo:font-size="95%"/>
          </text:list-level-style-bullet>
          <text:list-level-style-bullet text:level="2" text:bullet-char="•">
            <style:list-level-properties text:space-before="1.27cm" text:min-label-width="0.793cm"/>
            <style:text-properties fo:font-family="'Palatino Linotype'" style:font-family-generic="roman" style:font-pitch="variable" fo:color="#003399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Palatino Linotype'" style:font-family-generic="roman" style:font-pitch="variable" fo:color="#003399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6699" style:text-outline="false" style:text-line-through-style="none" style:text-position="0% 100%" fo:font-family="'Palatino Linotype'" style:font-family-generic="roman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6699" style:text-line-through-style="none" style:text-position="0% 100%" fo:font-family="'Palatino Linotyp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6699" style:text-line-through-style="none" style:text-position="0% 100%" fo:font-family="'Palatino Linotyp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Palatino Linotype'" style:font-family-generic="roman" style:font-pitch="variable" fo:color="#00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'Palatino Linotype'" style:font-family-generic="roman" style:font-pitch="variable" fo:font-size="3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5pt" style:font-style-asian="normal" style:font-weight-asian="normal" style:font-family-complex="Tahoma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">
            <style:text-properties fo:font-family="Webdings" style:font-family-generic="roman" style:font-pitch="variable" style:font-charset="x-symbol" fo:color="#003399" fo:font-size="95%"/>
          </text:list-level-style-bullet>
          <text:list-level-style-bullet text:level="2" text:bullet-char="•">
            <style:list-level-properties text:space-before="1.27cm"/>
            <style:text-properties fo:font-family="'Palatino Linotype'" style:font-family-generic="roman" style:font-pitch="variable" fo:color="#003399" fo:font-size="125%"/>
          </text:list-level-style-bullet>
          <text:list-level-style-bullet text:level="3" text:bullet-char="•">
            <style:list-level-properties text:space-before="2.54cm"/>
            <style:text-properties fo:font-family="'Palatino Linotype'" style:font-family-generic="roman" style:font-pitch="variable" fo:color="#003399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6699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6699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position="0% 100%" fo:font-family="'Palatino Linotype'" style:font-family-generic="roman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">
            <style:list-level-properties text:min-label-width="0.952cm"/>
            <style:text-properties fo:font-family="Webdings" style:font-family-generic="roman" style:font-pitch="variable" style:font-charset="x-symbol" fo:color="#003399" fo:font-size="95%"/>
          </text:list-level-style-bullet>
          <text:list-level-style-bullet text:level="2" text:bullet-char="•">
            <style:list-level-properties text:space-before="1.27cm" text:min-label-width="0.793cm"/>
            <style:text-properties fo:font-family="'Palatino Linotype'" style:font-family-generic="roman" style:font-pitch="variable" fo:color="#003399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Palatino Linotype'" style:font-family-generic="roman" style:font-pitch="variable" fo:color="#003399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6699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6699" style:text-outline="false" style:text-line-through-style="none" style:text-position="0% 100%" fo:font-family="'Palatino Linotype'" style:font-family-generic="roman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6699" style:text-line-through-style="none" style:text-position="0% 100%" fo:font-family="'Palatino Linotyp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6699" style:text-line-through-style="none" style:text-position="0% 100%" fo:font-family="'Palatino Linotyp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66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0033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33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33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0033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0033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0033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006699" fo:font-family="'Palatino Linotype'" style:font-family-generic="roman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66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66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66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669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669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6699" fo:font-size="100%"/>
      </text:list-level-style-bullet>
    </text:list-style>
    <text:list-style style:name="L2">
      <text:list-level-style-bullet text:level="1" text:bullet-char="•">
        <style:text-properties fo:font-family="'Palatino Linotype'" style:font-family-generic="roman" style:font-pitch="variable" fo:color="#0066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58600000427CA04B09A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203cm" svg:y="17.35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5770000041DF066ED41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3.174cm" presentation:class="title" presentation:placeholder="true">
        <draw:text-box/>
      </draw:frame>
      <draw:frame presentation:style-name="pr4" draw:text-style-name="P5" draw:layer="backgroundobjects" svg:width="5.292cm" svg:height="1.271cm" svg:x="1.90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6" draw:text-style-name="P9" draw:layer="backgroundobjects" svg:width="5.292cm" svg:height="1.271cm" svg:x="18.203cm" svg:y="17.35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 </meta:initial-creator>
    <meta:creation-date>2005-01-17T11:28:50</meta:creation-date>
    <dc:creator> </dc:creator>
    <dc:date>2005-01-17T12:25:32</dc:date>
    <meta:print-date>2007-07-04T17:34:00</meta:print-date>
    <dc:language>en-US</dc:language>
    <meta:editing-cycles>2</meta:editing-cycles>
    <meta:editing-duration>PT31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